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20b" officeooo:paragraph-rsid="0016420b"/>
    </style:style>
    <style:style style:name="P2" style:family="paragraph" style:parent-style-name="Standard">
      <style:text-properties officeooo:rsid="0019434a" officeooo:paragraph-rsid="0019434a"/>
    </style:style>
    <style:style style:name="P3" style:family="paragraph" style:parent-style-name="Standard">
      <style:text-properties officeooo:rsid="001c1246" officeooo:paragraph-rsid="001c1246"/>
    </style:style>
    <style:style style:name="T1" style:family="text">
      <style:text-properties officeooo:rsid="0016420b"/>
    </style:style>
    <style:style style:name="T2" style:family="text">
      <style:text-properties officeooo:rsid="001b151e"/>
    </style:style>
    <style:style style:name="T3" style:family="text">
      <style:text-properties officeooo:rsid="001ba8ca"/>
    </style:style>
    <style:style style:name="T4" style:family="text">
      <style:text-properties officeooo:rsid="001c1246"/>
    </style:style>
    <style:style style:name="T5" style:family="text">
      <style:text-properties fo:font-style="italic" officeooo:rsid="001c1246" style:font-style-asian="italic" style:font-style-complex="italic"/>
    </style:style>
    <style:style style:name="T6" style:family="text">
      <style:text-properties fo:font-style="italic" officeooo:rsid="001b151e" style:font-style-asian="italic" style:font-style-complex="italic"/>
    </style:style>
    <style:style style:name="T7" style:family="text">
      <style:text-properties fo:font-style="normal" officeooo:rsid="001c124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-processamento:</text:p>
      <text:p text:style-name="P2">O primeiro passo foi excluir todas as instâncias que tinham dados ausentes nos campos C008(idade) e Q03001 (possui diagnóstico de diabetes). Depois selecionamos somente quem respondeu a pesquisa com idade igual ou superior a sessenta anos. Depois deste passo fizemos a <text:span text:style-name="T1">imputação de dados ausentes, </text:span><text:span text:style-name="T2">os dados classificatórios foi utilizando o método </text:span><text:span text:style-name="T6">HistGradientBoostingClassifier</text:span><text:span text:style-name="T2"> e para os dados contínuos o método </text:span><text:span text:style-name="T6">KNNImputer</text:span><text:span text:style-name="T2">. </text:span><text:span text:style-name="T1">A remoção de dados inconsistentes </text:span><text:span text:style-name="T2">foi por método próprio </text:span><text:span text:style-name="T3">para os dados contínuos</text:span><text:span text:style-name="T2">, </text:span><text:span text:style-name="T3">utilizando a distância interquartis(IQR): ignoramos os valrores maiores que</text:span><text:span text:style-name="T2"> Q3+1,5</text:span><text:span text:style-name="T3">*</text:span><text:span text:style-name="T2">IQR e </text:span><text:span text:style-name="T3">menores que </text:span><text:span text:style-name="T2">Q1-1,5*IQR. </text:span><text:span text:style-name="T4">A remoção de valores duplicados foi por método </text:span><text:span text:style-name="T5">drop_duplicate </text:span><text:span text:style-name="T7">da biblioteca </text:span><text:span text:style-name="T5">Pandas</text:span><text:span text:style-name="T7">.</text:span></text:p>
      <text:p text:style-name="P2"/>
      <text:p text:style-name="P3"/>
      <text:p text:style-name="P2"/>
      <text:p text:style-name="P2"/>
      <text:p text:style-name="P2"/>
      <text:p text:style-name="P3">Referências:</text:p>
      <text:p text:style-name="P3"><text:a xlink:type="simple" xlink:href="https://scikit-learn.org/stable/modules/generated/sklearn.impute.KNNImputer.html" text:style-name="Internet_20_link" text:visited-style-name="Visited_20_Internet_20_Link">https://scikit-learn.org/stable/modules/generated/sklearn.impute.KNNImputer.html</text:a></text:p>
      <text:p text:style-name="P3"><text:a xlink:type="simple" xlink:href="https://scikit-learn.org/stable/modules/generated/sklearn.ensemble.HistGradientBoostingClassifier.html" text:style-name="Internet_20_link" text:visited-style-name="Visited_20_Internet_20_Link">https://scikit-learn.org/stable/modules/generated/sklearn.ensemble.HistGradientBoostingClassifier.html</text:a></text:p>
      <text:p text:style-name="P3"><text:a xlink:type="simple" xlink:href="https://pandas.pydata.org/docs/reference/api/pandas.DataFrame.drop_duplicates.html" text:style-name="Internet_20_link" text:visited-style-name="Visited_20_Internet_20_Link">https://pandas.pydata.org/docs/reference/api/pandas.DataFrame.drop_duplicates.html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20:57:25.352000000</meta:creation-date>
    <dc:date>2024-06-08T20:43:35.430000000</dc:date>
    <meta:editing-duration>PT1H5M11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6" meta:word-count="105" meta:character-count="998" meta:non-whitespace-character-count="899"/>
  </office:meta>
</office:document-meta>
</file>